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4.6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>
          <table:table-cell table:style-name="ce3"/>
          <table:table-cell table:number-columns-repeated="16383"/>
        </table:table-row>
        <table:table-row table:number-rows-repeated="1047686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5">
            <text:p>(?&lt;=[lmnrsx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![lmnrsxz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lh|nh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ieo]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bcçdfhjlmnpsrtvxz]u)(?=a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8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[r]$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n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[íú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1</text:p>
          </table:table-cell>
          <table:table-cell table:number-columns-repeated="1638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Palavras.A1:Palavras.A8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Leonor Martins</meta:initial-creator>
    <dc:creator>Leonor Martins</dc:creator>
    <meta:creation-date>2025-01-22T14:49:42Z</meta:creation-date>
    <dc:date>2025-07-24T10:42:35Z</dc:date>
  </office:meta>
</office:document-meta>
</file>